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yllabus</text:p>
      <text:p text:style-name="Standard">• Core imperative programming ideas: sequence, selection, iteration, assign-</text:p>
      <text:p text:style-name="Standard">ment, and variables</text:p>
      <text:p text:style-name="Standard">• Data types</text:p>
      <text:p text:style-name="Standard">• Arrays, List, Sets, Dictionaries</text:p>
      <text:p text:style-name="Standard">• Functions</text:p>
      <text:p text:style-name="Standard">• Version Control</text:p>
      <text:p text:style-name="Standard">• Automated testing and test driven development (TDD)</text:p>
      <text:p text:style-name="Standard">• Object-oriented programming: Encapsulation, Inheritance, Polymorphism, Message passing</text:p>
      <text:p text:style-name="Standard">• Dynamic data structures: Linked lists, Queues, and Stacks</text:p>
      <text:p text:style-name="Standard">• Recursion and recursive data structures</text:p>
      <text:p text:style-name="Standard">• Exception handling</text:p>
      <text:p text:style-name="Standard">• Program design in the small and the large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6T13:22:06.150827871</meta:creation-date>
    <meta:generator>LibreOffice/6.3.4.2$Linux_X86_64 LibreOffice_project/30$Build-2</meta:generator>
    <dc:date>2020-01-26T17:30:12.134467979</dc:date>
    <meta:editing-duration>PT40S</meta:editing-duration>
    <meta:editing-cycles>2</meta:editing-cycles>
    <meta:document-statistic meta:table-count="0" meta:image-count="0" meta:object-count="0" meta:page-count="1" meta:paragraph-count="13" meta:word-count="69" meta:character-count="481" meta:non-whitespace-character-count="425"/>
  </office:meta>
</office:document-meta>
</file>